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-3.587129354" calcext:value-type="float">
            <text:p>-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3815231" calcext:value-type="float">
            <text:p>30,93815231</text:p>
          </table:table-cell>
          <table:table-cell office:value-type="float" office:value="7.07562626E-027" calcext:value-type="float">
            <text:p>7,08E-027</text:p>
          </table:table-cell>
          <table:table-cell office:value-type="float" office:value="3.598208427" calcext:value-type="float">
            <text:p>3,598208427</text:p>
          </table:table-cell>
          <table:table-cell table:style-name="ce2" table:formula="of:=ABS(SUM([.E2:.E3])/[.E2])" office:value-type="float" office:value="0.0030885624427359" calcext:value-type="float">
            <text:p>0,00308856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41" calcext:value-type="float">
            <text:p>32641</text:p>
          </table:table-cell>
          <table:table-cell office:value-type="float" office:value="34.45478821" calcext:value-type="float">
            <text:p>34,45478821</text:p>
          </table:table-cell>
          <table:table-cell office:value-type="float" office:value="3.300782486E-020" calcext:value-type="float">
            <text:p>3,30E-020</text:p>
          </table:table-cell>
          <table:table-cell office:value-type="float" office:value="-2.638669968" calcext:value-type="float">
            <text:p>-2,63866996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41" calcext:value-type="float">
            <text:p>32641</text:p>
          </table:table-cell>
          <table:table-cell office:value-type="float" office:value="37.67219162" calcext:value-type="float">
            <text:p>37,67219162</text:p>
          </table:table-cell>
          <table:table-cell office:value-type="float" office:value="4.676290463E-020" calcext:value-type="float">
            <text:p>4,68E-020</text:p>
          </table:table-cell>
          <table:table-cell office:value-type="float" office:value="2.646943808" calcext:value-type="float">
            <text:p>2,646943808</text:p>
          </table:table-cell>
          <table:table-cell table:formula="of:=ABS(SUM([.E4:.E5])/[.E4])" office:value-type="float" office:value="0.00313561002335998" calcext:value-type="float">
            <text:p>0,003135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97" calcext:value-type="float">
            <text:p>32797</text:p>
          </table:table-cell>
          <table:table-cell office:value-type="float" office:value="39.01865387" calcext:value-type="float">
            <text:p>39,01865387</text:p>
          </table:table-cell>
          <table:table-cell office:value-type="float" office:value="8.903904462E-018" calcext:value-type="float">
            <text:p>8,90E-018</text:p>
          </table:table-cell>
          <table:table-cell office:value-type="float" office:value="-2.177270174" calcext:value-type="float">
            <text:p>-2,17727017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97" calcext:value-type="float">
            <text:p>32797</text:p>
          </table:table-cell>
          <table:table-cell office:value-type="float" office:value="45.56214142" calcext:value-type="float">
            <text:p>45,56214142</text:p>
          </table:table-cell>
          <table:table-cell office:value-type="float" office:value="7.300527342E-017" calcext:value-type="float">
            <text:p>7,30E-017</text:p>
          </table:table-cell>
          <table:table-cell office:value-type="float" office:value="2.182298183" calcext:value-type="float">
            <text:p>2,182298183</text:p>
          </table:table-cell>
          <table:table-cell table:style-name="ce3" table:formula="of:=ABS(SUM([.E6:.E7])/[.E6])" office:value-type="float" office:value="0.0023093179064509" calcext:value-type="float">
            <text:p>0,00230931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12" calcext:value-type="float">
            <text:p>33012</text:p>
          </table:table-cell>
          <table:table-cell office:value-type="float" office:value="44.94530106" calcext:value-type="float">
            <text:p>44,94530106</text:p>
          </table:table-cell>
          <table:table-cell office:value-type="float" office:value="2.46343185E-015" calcext:value-type="float">
            <text:p>2,46E-015</text:p>
          </table:table-cell>
          <table:table-cell office:value-type="float" office:value="-1.880566835" calcext:value-type="float">
            <text:p>-1,88056683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12" calcext:value-type="float">
            <text:p>33012</text:p>
          </table:table-cell>
          <table:table-cell office:value-type="float" office:value="47.45207596" calcext:value-type="float">
            <text:p>47,45207596</text:p>
          </table:table-cell>
          <table:table-cell office:value-type="float" office:value="2.795510481E-016" calcext:value-type="float">
            <text:p>2,80E-016</text:p>
          </table:table-cell>
          <table:table-cell office:value-type="float" office:value="1.882522225" calcext:value-type="float">
            <text:p>1,882522225</text:p>
          </table:table-cell>
          <table:table-cell table:style-name="ce3" table:formula="of:=ABS(SUM([.E8:.E9])/[.E8])" office:value-type="float" office:value="0.0010397875595844" calcext:value-type="float">
            <text:p>0,00103978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06" calcext:value-type="float">
            <text:p>33106</text:p>
          </table:table-cell>
          <table:table-cell office:value-type="float" office:value="47.54680634" calcext:value-type="float">
            <text:p>47,54680634</text:p>
          </table:table-cell>
          <table:table-cell office:value-type="float" office:value="7.409934008E-015" calcext:value-type="float">
            <text:p>7,41E-015</text:p>
          </table:table-cell>
          <table:table-cell office:value-type="float" office:value="-1.672838807" calcext:value-type="float">
            <text:p>-1,67283880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06" calcext:value-type="float">
            <text:p>33106</text:p>
          </table:table-cell>
          <table:table-cell office:value-type="float" office:value="49.6884346" calcext:value-type="float">
            <text:p>49,6884346</text:p>
          </table:table-cell>
          <table:table-cell office:value-type="float" office:value="0.0000000000001720082681" calcext:value-type="float">
            <text:p>1,72E-013</text:p>
          </table:table-cell>
          <table:table-cell office:value-type="float" office:value="1.675510287" calcext:value-type="float">
            <text:p>1,675510287</text:p>
          </table:table-cell>
          <table:table-cell table:style-name="ce3" table:formula="of:=ABS(SUM([.E10:.E11])/[.E10])" office:value-type="float" office:value="0.00159697395159714" calcext:value-type="float">
            <text:p>0,0015969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12" calcext:value-type="float">
            <text:p>33312</text:p>
          </table:table-cell>
          <table:table-cell office:value-type="float" office:value="49.70051575" calcext:value-type="float">
            <text:p>49,70051575</text:p>
          </table:table-cell>
          <table:table-cell office:value-type="float" office:value="0.0000000000005991220974" calcext:value-type="float">
            <text:p>5,99E-013</text:p>
          </table:table-cell>
          <table:table-cell office:value-type="float" office:value="-1.514636755" calcext:value-type="float">
            <text:p>-1,5146367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12" calcext:value-type="float">
            <text:p>33312</text:p>
          </table:table-cell>
          <table:table-cell office:value-type="float" office:value="50.34801865" calcext:value-type="float">
            <text:p>50,34801865</text:p>
          </table:table-cell>
          <table:table-cell office:value-type="float" office:value="0.0000000000008056635328" calcext:value-type="float">
            <text:p>8,06E-013</text:p>
          </table:table-cell>
          <table:table-cell office:value-type="float" office:value="1.515966535" calcext:value-type="float">
            <text:p>1,515966535</text:p>
          </table:table-cell>
          <table:table-cell table:formula="of:=ABS(SUM([.E12:.E13])/[.E12])" office:value-type="float" office:value="0.000877953077270884" calcext:value-type="float">
            <text:p>0,00087795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477" calcext:value-type="float">
            <text:p>33477</text:p>
          </table:table-cell>
          <table:table-cell office:value-type="float" office:value="50.36417389" calcext:value-type="float">
            <text:p>50,36417389</text:p>
          </table:table-cell>
          <table:table-cell office:value-type="float" office:value="0.000000000005155352707" calcext:value-type="float">
            <text:p>5,16E-012</text:p>
          </table:table-cell>
          <table:table-cell office:value-type="float" office:value="-1.387379289" calcext:value-type="float">
            <text:p>-1,38737928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477" calcext:value-type="float">
            <text:p>33477</text:p>
          </table:table-cell>
          <table:table-cell office:value-type="float" office:value="50.77038956" calcext:value-type="float">
            <text:p>50,77038956</text:p>
          </table:table-cell>
          <table:table-cell office:value-type="float" office:value="0.000000000006696197416" calcext:value-type="float">
            <text:p>6,70E-012</text:p>
          </table:table-cell>
          <table:table-cell office:value-type="float" office:value="1.388398409" calcext:value-type="float">
            <text:p>1,388398409</text:p>
          </table:table-cell>
          <table:table-cell table:formula="of:=ABS(SUM([.E14:.E15])/[.E14])" office:value-type="float" office:value="0.000734564807245036" calcext:value-type="float">
            <text:p>0,00073456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88" calcext:value-type="float">
            <text:p>33588</text:p>
          </table:table-cell>
          <table:table-cell office:value-type="float" office:value="50.75821304" calcext:value-type="float">
            <text:p>50,75821304</text:p>
          </table:table-cell>
          <table:table-cell office:value-type="float" office:value="0.00000000004945896123" calcext:value-type="float">
            <text:p>4,95E-011</text:p>
          </table:table-cell>
          <table:table-cell office:value-type="float" office:value="-1.282541752" calcext:value-type="float">
            <text:p>-1,28254175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88" calcext:value-type="float">
            <text:p>33588</text:p>
          </table:table-cell>
          <table:table-cell office:value-type="float" office:value="51.11100006" calcext:value-type="float">
            <text:p>51,11100006</text:p>
          </table:table-cell>
          <table:table-cell office:value-type="float" office:value="0.00000000002148885757" calcext:value-type="float">
            <text:p>2,15E-011</text:p>
          </table:table-cell>
          <table:table-cell office:value-type="float" office:value="1.283561945" calcext:value-type="float">
            <text:p>1,283561945</text:p>
          </table:table-cell>
          <table:table-cell table:formula="of:=ABS(SUM([.E16:.E17])/[.E16])" office:value-type="float" office:value="0.000795446228872557" calcext:value-type="float">
            <text:p>0,00079544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687" calcext:value-type="float">
            <text:p>33687</text:p>
          </table:table-cell>
          <table:table-cell office:value-type="float" office:value="51.1050148" calcext:value-type="float">
            <text:p>51,1050148</text:p>
          </table:table-cell>
          <table:table-cell office:value-type="float" office:value="0.0000000003760292355" calcext:value-type="float">
            <text:p>3,76E-010</text:p>
          </table:table-cell>
          <table:table-cell office:value-type="float" office:value="-1.194286942" calcext:value-type="float">
            <text:p>-1,19428694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687" calcext:value-type="float">
            <text:p>33687</text:p>
          </table:table-cell>
          <table:table-cell office:value-type="float" office:value="51.29895401" calcext:value-type="float">
            <text:p>51,29895401</text:p>
          </table:table-cell>
          <table:table-cell office:value-type="float" office:value="0.0000000001121286258" calcext:value-type="float">
            <text:p>1,12E-010</text:p>
          </table:table-cell>
          <table:table-cell office:value-type="float" office:value="1.194913507" calcext:value-type="float">
            <text:p>1,194913507</text:p>
          </table:table-cell>
          <table:table-cell table:style-name="ce3" table:formula="of:=ABS(SUM([.E18:.E19])/[.E18])" office:value-type="float" office:value="0.00052463522623036" calcext:value-type="float">
            <text:p>0,00052463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770" calcext:value-type="float">
            <text:p>33770</text:p>
          </table:table-cell>
          <table:table-cell office:value-type="float" office:value="51.30610657" calcext:value-type="float">
            <text:p>51,30610657</text:p>
          </table:table-cell>
          <table:table-cell office:value-type="float" office:value="0.000000001587324605" calcext:value-type="float">
            <text:p>1,59E-009</text:p>
          </table:table-cell>
          <table:table-cell office:value-type="float" office:value="-1.117706299" calcext:value-type="float">
            <text:p>-1,11770629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770" calcext:value-type="float">
            <text:p>33770</text:p>
          </table:table-cell>
          <table:table-cell office:value-type="float" office:value="51.35940933" calcext:value-type="float">
            <text:p>51,35940933</text:p>
          </table:table-cell>
          <table:table-cell office:value-type="float" office:value="0.000000001800052551" calcext:value-type="float">
            <text:p>1,80E-009</text:p>
          </table:table-cell>
          <table:table-cell office:value-type="float" office:value="1.117896318" calcext:value-type="float">
            <text:p>1,117896318</text:p>
          </table:table-cell>
          <table:table-cell table:style-name="ce3" table:formula="of:=ABS(SUM([.E20:.E21])/[.E20])" office:value-type="float" office:value="0.000170007988834062" calcext:value-type="float">
            <text:p>0,0001700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790" calcext:value-type="float">
            <text:p>33790</text:p>
          </table:table-cell>
          <table:table-cell office:value-type="float" office:value="51.24599457" calcext:value-type="float">
            <text:p>51,24599457</text:p>
          </table:table-cell>
          <table:table-cell office:value-type="float" office:value="0.000000002257801279" calcext:value-type="float">
            <text:p>2,26E-009</text:p>
          </table:table-cell>
          <table:table-cell office:value-type="float" office:value="1.05096519" calcext:value-type="float">
            <text:p>1,050965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42728592121812" calcext:value-type="float">
            <text:p>0,0014272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0:00.166877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0:27.718263810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